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font-size="15pt" officeooo:rsid="001c1acd" officeooo:paragraph-rsid="001c1acd" style:font-size-asian="13.1000003814697pt" style:font-size-complex="15pt"/>
    </style:style>
    <style:style style:name="P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officeooo:rsid="001c1acd" officeooo:paragraph-rsid="001c1acd" style:font-size-asian="13.1000003814697pt" style:font-size-complex="15pt"/>
    </style:style>
    <style:style style:name="P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officeooo:rsid="001daccc" officeooo:paragraph-rsid="001daccc" style:font-size-asian="13.1000003814697pt" style:font-size-complex="15pt"/>
    </style:style>
    <style:style style:name="P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officeooo:rsid="001f0900" officeooo:paragraph-rsid="001f0900" style:font-size-asian="13.1000003814697pt" style:font-size-complex="15pt"/>
    </style:style>
    <style:style style:name="P5"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style:text-underline-style="solid" style:text-underline-width="auto" style:text-underline-color="font-color" fo:font-weight="bold" officeooo:rsid="00200a2d" officeooo:paragraph-rsid="00200a2d" style:font-size-asian="13.1000003814697pt" style:font-weight-asian="bold" style:font-size-complex="15pt" style:font-weight-complex="bold"/>
    </style:style>
    <style:style style:name="P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solid" style:text-underline-width="auto" style:text-underline-color="font-color" fo:font-weight="bold" officeooo:rsid="00200a2d" officeooo:paragraph-rsid="00200a2d" style:font-size-asian="13.1000003814697pt" style:font-weight-asian="bold" style:font-size-complex="15pt" style:font-weight-complex="bold"/>
    </style:style>
    <style:style style:name="P7" style:family="paragraph" style:parent-style-name="Text_20_body">
      <style:text-properties officeooo:rsid="001c1acd" officeooo:paragraph-rsid="001c1acd"/>
    </style:style>
    <style:style style:name="P8" style:family="paragraph" style:parent-style-name="Title">
      <style:text-properties officeooo:rsid="001c1acd" officeooo:paragraph-rsid="001c1acd"/>
    </style:style>
    <style:style style:name="P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00a2d" officeooo:paragraph-rsid="00200a2d" style:font-size-asian="13.1000003814697pt" style:font-style-asian="normal" style:font-weight-asian="normal" style:font-size-complex="15pt" style:font-style-complex="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38abc" officeooo:paragraph-rsid="00238abc" style:font-size-asian="13.1000003814697pt" style:font-style-asian="normal" style:font-weight-asian="normal" style:font-size-complex="15pt" style:font-style-complex="normal"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00a2d" officeooo:paragraph-rsid="00200a2d" style:font-size-asian="13.1000003814697pt" style:font-style-asian="normal" style:font-weight-asian="bold" style:font-size-complex="15pt" style:font-style-complex="normal" style:font-weight-complex="bold"/>
    </style:style>
    <style:style style:name="P1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38abc" officeooo:paragraph-rsid="00238abc" style:font-size-asian="13.1000003814697pt" style:font-style-asian="normal" style:font-weight-asian="bold" style:font-size-complex="15pt" style:font-style-complex="normal" style:font-weight-complex="bold"/>
    </style:style>
    <style:style style:name="P1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47dcb" officeooo:paragraph-rsid="00247dcb" style:font-size-asian="13.1000003814697pt" style:font-style-asian="normal" style:font-weight-asian="bold" style:font-size-complex="15pt" style:font-style-complex="normal" style:font-weight-complex="bold"/>
    </style:style>
    <style:style style:name="P1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47dcb" officeooo:paragraph-rsid="00247dcb" style:font-size-asian="13.1000003814697pt" style:font-style-asian="italic" style:font-weight-asian="bold" style:font-size-complex="15pt" style:font-style-complex="italic" style:font-weight-complex="bold"/>
    </style:style>
    <style:style style:name="P15"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italic" style:text-underline-style="solid" style:text-underline-width="auto" style:text-underline-color="font-color" fo:font-weight="bold" officeooo:rsid="0024b1ca" officeooo:paragraph-rsid="0024b1ca" style:font-size-asian="13.1000003814697pt" style:font-style-asian="italic" style:font-weight-asian="bold" style:font-size-complex="15pt" style:font-style-complex="italic" style:font-weight-complex="bold"/>
    </style:style>
    <style:style style:name="P1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4b1ca" officeooo:paragraph-rsid="0024b1ca" style:font-size-asian="13.1000003814697pt" style:font-style-asian="italic" style:font-weight-asian="bold" style:font-size-complex="15pt" style:font-style-complex="italic" style:font-weight-complex="bold"/>
    </style:style>
    <style:style style:name="P1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6948d" officeooo:paragraph-rsid="0026948d" style:font-size-asian="13.1000003814697pt" style:font-style-asian="italic" style:font-weight-asian="bold" style:font-size-complex="15pt" style:font-style-complex="italic" style:font-weight-complex="bold"/>
    </style:style>
    <style:style style:name="P1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7e25e" officeooo:paragraph-rsid="0027e25e" style:font-size-asian="13.1000003814697pt" style:font-style-asian="italic" style:font-weight-asian="bold" style:font-size-complex="15pt" style:font-style-complex="italic" style:font-weight-complex="bold"/>
    </style:style>
    <style:style style:name="P19"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italic" style:text-underline-style="solid" style:text-underline-width="auto" style:text-underline-color="font-color" fo:font-weight="bold" officeooo:rsid="002830b5" officeooo:paragraph-rsid="002830b5" style:font-size-asian="13.1000003814697pt" style:font-style-asian="italic" style:font-weight-asian="bold" style:font-size-complex="15pt" style:font-style-complex="italic" style:font-weight-complex="bold"/>
    </style:style>
    <style:style style:name="P2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96ec3" officeooo:paragraph-rsid="00296ec3" style:font-size-asian="13.1000003814697pt" style:font-style-asian="italic" style:font-weight-asian="bold" style:font-size-complex="15pt" style:font-style-complex="italic" style:font-weight-complex="bold"/>
    </style:style>
    <style:style style:name="P21"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italic" style:text-underline-style="solid" style:text-underline-width="auto" style:text-underline-color="font-color" fo:font-weight="bold" officeooo:rsid="00296ec3" officeooo:paragraph-rsid="00296ec3" style:font-size-asian="13.1000003814697pt" style:font-style-asian="italic" style:font-weight-asian="bold" style:font-size-complex="15pt" style:font-style-complex="italic" style:font-weight-complex="bold"/>
    </style:style>
    <style:style style:name="P2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b22b1" officeooo:paragraph-rsid="002b22b1" style:font-size-asian="13.1000003814697pt" style:font-style-asian="italic" style:font-weight-asian="bold" style:font-size-complex="15pt" style:font-style-complex="italic" style:font-weight-complex="bold"/>
    </style:style>
    <style:style style:name="P2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bcd6e" officeooo:paragraph-rsid="002bcd6e" style:font-size-asian="13.1000003814697pt" style:font-style-asian="italic" style:font-weight-asian="bold" style:font-size-complex="15pt" style:font-style-complex="italic" style:font-weight-complex="bold"/>
    </style:style>
    <style:style style:name="P2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c1757" officeooo:paragraph-rsid="002c1757" style:font-size-asian="13.1000003814697pt" style:font-style-asian="italic" style:font-weight-asian="bold" style:font-size-complex="15pt" style:font-style-complex="italic" style:font-weight-complex="bold"/>
    </style:style>
    <style:style style:name="P2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cd12f" officeooo:paragraph-rsid="002cd12f" style:font-size-asian="13.1000003814697pt" style:font-style-asian="italic" style:font-weight-asian="bold" style:font-size-complex="15pt" style:font-style-complex="italic" style:font-weight-complex="bold"/>
    </style:style>
    <style:style style:name="P26"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italic" style:text-underline-style="solid" style:text-underline-width="auto" style:text-underline-color="font-color" fo:font-weight="bold" officeooo:rsid="003125f8" officeooo:paragraph-rsid="003125f8" style:font-size-asian="13.1000003814697pt" style:font-style-asian="italic" style:font-weight-asian="bold" style:font-size-complex="15pt" style:font-style-complex="italic" style:font-weight-complex="bold"/>
    </style:style>
    <style:style style:name="P2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3125f8" officeooo:paragraph-rsid="003125f8" style:font-size-asian="13.1000003814697pt" style:font-style-asian="italic" style:font-weight-asian="bold" style:font-size-complex="15pt" style:font-style-complex="italic" style:font-weight-complex="bold"/>
    </style:style>
    <style:style style:name="P28" style:family="paragraph" style:parent-style-name="Standard" style:list-style-name="L1">
      <loext:graphic-properties draw:fill="none"/>
      <style:paragraph-properties fo:line-height="150%" fo:text-align="justify" style:justify-single-word="false" fo:background-color="transparent"/>
      <style:text-properties fo:font-size="15pt" fo:font-style="italic" style:text-underline-style="solid" style:text-underline-width="auto" style:text-underline-color="font-color" fo:font-weight="bold" officeooo:rsid="0032c0c6" officeooo:paragraph-rsid="0032c0c6" style:font-size-asian="13.1000003814697pt" style:font-style-asian="italic" style:font-weight-asian="bold" style:font-size-complex="15pt" style:font-style-complex="italic" style:font-weight-complex="bold"/>
    </style:style>
    <style:style style:name="P29" style:family="paragraph" style:parent-style-name="Standard">
      <loext:graphic-properties draw:fill="none"/>
      <style:paragraph-properties fo:line-height="150%" fo:text-align="justify" style:justify-single-word="false" fo:background-color="transparent"/>
      <style:text-properties fo:font-size="15pt" fo:font-style="italic" style:text-underline-style="solid" style:text-underline-width="auto" style:text-underline-color="font-color" fo:font-weight="bold" officeooo:rsid="0032c0c6" officeooo:paragraph-rsid="0032c0c6" style:font-size-asian="13.1000003814697pt" style:font-style-asian="italic" style:font-weight-asian="bold" style:font-size-complex="15pt" style:font-style-complex="italic" style:font-weight-complex="bold"/>
    </style:style>
    <style:style style:name="P30" style:family="paragraph" style:parent-style-name="Standard" style:list-style-name="L1">
      <loext:graphic-properties draw:fill="none"/>
      <style:paragraph-properties fo:line-height="150%" fo:text-align="justify" style:justify-single-word="false" fo:background-color="transparent"/>
      <style:text-properties fo:font-size="15pt" fo:font-style="italic" style:text-underline-style="solid" style:text-underline-width="auto" style:text-underline-color="font-color" fo:font-weight="bold" officeooo:rsid="0035872d" officeooo:paragraph-rsid="0035872d" style:font-size-asian="13.1000003814697pt" style:font-style-asian="italic" style:font-weight-asian="bold" style:font-size-complex="15pt" style:font-style-complex="italic" style:font-weight-complex="bold"/>
    </style:style>
    <style:style style:name="P31" style:family="paragraph" style:parent-style-name="Standard" style:list-style-name="L1">
      <loext:graphic-properties draw:fill="none"/>
      <style:paragraph-properties fo:line-height="150%" fo:text-align="justify" style:justify-single-word="false" fo:background-color="transparent"/>
      <style:text-properties fo:font-size="15pt" fo:font-style="italic" style:text-underline-style="solid" style:text-underline-width="auto" style:text-underline-color="font-color" fo:font-weight="bold" officeooo:rsid="00368621" officeooo:paragraph-rsid="00368621" style:font-size-asian="13.1000003814697pt" style:font-style-asian="italic" style:font-weight-asian="bold" style:font-size-complex="15pt" style:font-style-complex="italic" style:font-weight-complex="bold"/>
    </style:style>
    <style:style style:name="P3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none" fo:font-weight="normal" officeooo:rsid="0024b1ca" officeooo:paragraph-rsid="0024b1ca" style:font-size-asian="13.1000003814697pt" style:font-style-asian="italic" style:font-weight-asian="normal" style:font-size-complex="15pt" style:font-style-complex="italic" style:font-weight-complex="normal"/>
    </style:style>
    <style:style style:name="P33" style:family="paragraph">
      <loext:graphic-properties draw:fill="none" draw:fill-color="#ffffff"/>
    </style:style>
    <style:style style:name="P34" style:family="paragraph">
      <style:paragraph-properties fo:text-align="center"/>
    </style:style>
    <style:style style:name="P35" style:family="paragraph">
      <loext:graphic-properties draw:fill-color="#00a933"/>
      <style:paragraph-properties fo:text-align="center"/>
    </style:style>
    <style:style style:name="P36" style:family="paragraph">
      <loext:graphic-properties draw:fill-color="#ffff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00a2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0a2d" style:font-weight-asian="normal" style:font-weight-complex="normal"/>
    </style:style>
    <style:style style:name="T5" style:family="text">
      <style:text-properties fo:font-weight="normal" officeooo:rsid="00208454" style:font-weight-asian="normal" style:font-weight-complex="normal"/>
    </style:style>
    <style:style style:name="T6" style:family="text">
      <style:text-properties fo:font-weight="normal" officeooo:rsid="00227cdc" style:font-weight-asian="normal" style:font-weight-complex="normal"/>
    </style:style>
    <style:style style:name="T7" style:family="text">
      <style:text-properties fo:font-style="italic" fo:font-weight="normal" officeooo:rsid="00200a2d"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34813f"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2559b9" style:font-style-asian="normal" style:font-style-complex="normal"/>
    </style:style>
    <style:style style:name="T13" style:family="text">
      <style:text-properties fo:font-style="normal" officeooo:rsid="002e9560" style:font-style-asian="normal" style:font-style-complex="normal"/>
    </style:style>
    <style:style style:name="T14" style:family="text">
      <style:text-properties fo:font-style="normal" officeooo:rsid="00368621"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296ec3" style:font-style-asian="normal" style:font-weight-asian="normal" style:font-style-complex="normal" style:font-weight-complex="normal"/>
    </style:style>
    <style:style style:name="T17" style:family="text">
      <style:text-properties fo:font-style="normal" style:text-underline-style="none" fo:font-weight="normal" officeooo:rsid="002b22b1" style:font-style-asian="normal" style:font-weight-asian="normal" style:font-style-complex="normal" style:font-weight-complex="normal"/>
    </style:style>
    <style:style style:name="T18" style:family="text">
      <style:text-properties fo:font-style="normal" style:text-underline-style="none" fo:font-weight="normal" officeooo:rsid="002e9560" style:font-style-asian="normal" style:font-weight-asian="normal" style:font-style-complex="normal" style:font-weight-complex="normal"/>
    </style:style>
    <style:style style:name="T19" style:family="text">
      <style:text-properties fo:font-style="normal" style:text-underline-style="none" fo:font-weight="normal" officeooo:rsid="0034813f" style:font-style-asian="normal" style:font-weight-asian="normal" style:font-style-complex="normal" style:font-weight-complex="normal"/>
    </style:style>
    <style:style style:name="T20" style:family="text">
      <style:text-properties fo:font-style="normal" style:text-underline-style="none" fo:font-weight="normal" officeooo:rsid="0035872d" style:font-style-asian="normal" style:font-weight-asian="normal" style:font-style-complex="normal" style:font-weight-complex="normal"/>
    </style:style>
    <style:style style:name="T21" style:family="text">
      <style:text-properties fo:font-style="normal" style:text-underline-style="none" fo:font-weight="normal" officeooo:rsid="00368621" style:font-style-asian="normal" style:font-weight-asian="normal" style:font-style-complex="normal" style:font-weight-complex="normal"/>
    </style:style>
    <style:style style:name="T22" style:family="text">
      <style:text-properties fo:font-style="normal" style:text-underline-style="none" fo:font-weight="normal" officeooo:rsid="0036bb20"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color="#00a933" draw:textarea-horizontal-align="justify" draw:textarea-vertical-align="middle" draw:auto-grow-height="false" fo:min-height="2.341cm" fo:min-width="2.341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00" draw:textarea-horizontal-align="justify" draw:textarea-vertical-align="middle" draw:auto-grow-height="false" fo:min-height="2.314cm" fo:min-width="2.31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ernet</text:p>
      <text:p text:style-name="P7"/>
      <text:p text:style-name="P1">Criada em 1969 nos EUA, chamava-se ARPANET.</text:p>
      <text:p text:style-name="P2">Em 1987 foi liberado seu uso comercial.</text:p>
      <text:p text:style-name="P2">Toda estrutura da internet é dividida em software e hardware. Os <text:span text:style-name="T1">softwares</text:span><text:span text:style-name="T3"> são responsáveis por gerenciar os dados e garantir que eles cheguem ao seu destino de forma segura.</text:span></text:p>
      <text:p text:style-name="P3"><text:span text:style-name="T3">Os </text:span><text:span text:style-name="T1">hardwares </text:span><text:span text:style-name="T3">gerenciam o envio e recebimento de informações e fazem a ligação física entre equipamentos através de cabos de fibra ótica e sinais de satélite.</text:span></text:p>
      <text:p text:style-name="P4"><text:span text:style-name="T3">O </text:span><text:span text:style-name="T1">IP</text:span><text:span text:style-name="T3"> (Internet Protocol) é o que permite localizar cada aparelho na rede e encaminhar as informações de um lugar para o outro, </text:span><text:span text:style-name="T5">dentro da rede TCP/IP</text:span><text:span text:style-name="T3">. Cada aparelho tem um ip diferente. </text:span><text:span text:style-name="T4">Para identificar mais facilmente, cada um deles vai ter o que se chama de </text:span><text:span text:style-name="T2">domínio</text:span><text:span text:style-name="T4">, que vêm a ser os nomes de cada </text:span><text:span text:style-name="T7">client</text:span><text:span text:style-name="T4"> na internet. Google, Facebook, Amazon, todos são nomes de domínios registrados sob algum IP. </text:span><text:span text:style-name="T6">Também são chamados de endereços lógicos.</text:span></text:p>
      <text:p text:style-name="P5">Cliente</text:p>
      <text:p text:style-name="P6"><text:span text:style-name="T9">É uma aplicação que está conectada à internet. A sua funução é levar uma </text:span><text:span text:style-name="T8">requisição</text:span><text:span text:style-name="T15"> do usuário para um servidor que possa atendê-la.</text:span></text:p>
      <text:p text:style-name="P9"/>
      <text:p text:style-name="P11">Servidor</text:p>
      <text:p text:style-name="P6"><text:span text:style-name="T15">É quem vai responder à requisição do usuário. Também é uma máquina, com um alto poder de processamento, recebendo milhões de reqquisições ao mesmo tempo e respondendo a cada uma delas, de acordo com o que foi solicitado. Então o servidddor armazena, processa e entrega páginas web. Existem </text:span><text:span text:style-name="T8">web servers, database servers, file servers,, application servers, </text:span><text:span text:style-name="T15">etc.</text:span></text:p>
      <text:p text:style-name="P9"/>
      <text:p text:style-name="P12">MAC Address</text:p>
      <text:p text:style-name="P10">Endereço físico do hardware, que vai ser encontrado através do IP sendo traduzido por um software.</text:p>
      <text:p text:style-name="P10"/>
      <text:p text:style-name="P13">TCP/IP</text:p>
      <text:p text:style-name="P13"><text:span text:style-name="T9">Principal protocolo de envio e recebimento de dados na internet. Significa </text:span><text:span text:style-name="T8">transmmissiiion control protocol</text:span><text:span text:style-name="T9">. Divide os dados em pacotes e determina como eles serão transmitidos. Divide-sde emm quatro partes: aplicação, transporte, rede e interface.</text:span></text:p>
      <text:p text:style-name="P13"><text:span text:style-name="T9"/></text:p>
      <text:p text:style-name="P13">ISP</text:p>
      <text:p text:style-name="P13"><text:span text:style-name="T9">Provedor de internet (Internet Service Provider).</text:span></text:p>
      <text:p text:style-name="P13"><text:span text:style-name="T9"/></text:p>
      <text:p text:style-name="P13">DNS</text:p>
      <text:p text:style-name="P14"><text:span text:style-name="T9">Domain Name System</text:span><text:span text:style-name="T15">, gerencia os nomes de serviços e dispositivos. Liga o nome aos números.</text:span></text:p>
      <text:p text:style-name="P14"><text:span text:style-name="T15"/></text:p>
      <text:p text:style-name="P14"><text:soft-page-break/><text:span text:style-name="T11">Port Number</text:span></text:p>
      <text:p text:style-name="P14"><text:span text:style-name="T15">Associa-se ao IP para achar o dispositivo/servidor correto e o processo.</text:span></text:p>
      <text:p text:style-name="P14"><text:span text:style-name="T15"/></text:p>
      <text:p text:style-name="P14"><text:span text:style-name="T11">Host</text:span></text:p>
      <text:p text:style-name="P14"><text:span text:style-name="T15">Dispositivo conectado à rede que pode enviar e receber pacotes, seja cliente ou servidor.</text:span></text:p>
      <text:p text:style-name="P14"><text:span text:style-name="T15"/></text:p>
      <text:p text:style-name="P14"><text:span text:style-name="T11">HTTP</text:span></text:p>
      <text:p text:style-name="P14"><text:span text:style-name="T9">Hyper-Text Transfer Protocol</text:span><text:span text:style-name="T15">, utilizadddo para a comunicação entre navegadores e servidores na internet.</text:span></text:p>
      <text:p text:style-name="P14"><text:span text:style-name="T15"/></text:p>
      <text:p text:style-name="P14"><text:span text:style-name="T11">URL</text:span></text:p>
      <text:p text:style-name="P14"><text:span text:style-name="T15">Identifica um recurso web. Composto por protocolo de comunicação, host e recurso.</text:span></text:p>
      <text:p text:style-name="P15"><text:span text:style-name="T11">MODELO CLIENTE-SERVIDOR</text:span></text:p>
      <text:p text:style-name="P16"><text:span text:style-name="T11"/></text:p>
      <text:p text:style-name="P16"><text:span text:style-name="T11"/></text:p>
      <text:p text:style-name="P16"><draw:custom-shape text:anchor-type="paragraph" draw:z-index="0" draw:name="Forma 1" draw:style-name="gr7" draw:text-style-name="P36" svg:width="3.271cm" svg:height="3.271cm" svg:x="1.489cm" svg:y="0.1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2" draw:style-name="gr6" draw:text-style-name="P35" svg:width="3.308cm" svg:height="3.308cm" svg:x="11.636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 draw:name="Quadro de texto 1" draw:style-name="gr4" draw:text-style-name="P33" svg:width="3.761cm" svg:height="0.795cm" svg:x="6.043cm" svg:y="0.441cm"><draw:text-box><text:p>Requisição → </text:p></draw:text-box></draw:frame><text:span text:style-name="T11"/></text:p>
      <text:p text:style-name="P16"><draw:line text:anchor-type="paragraph" draw:z-index="2" draw:name="Linha 1" draw:style-name="gr5" draw:text-style-name="P34" svg:x1="4.89cm" svg:y1="0.342cm" svg:x2="11.071cm" svg:y2="0.266cm"><text:p/></draw:line><draw:frame text:anchor-type="paragraph" draw:z-index="7" draw:name="Quadro de texto 4" draw:style-name="gr1" draw:text-style-name="P33" svg:width="2.608cm" svg:height="1.022cm" svg:x="12.337cm" svg:y="0.362cm"><draw:text-box><text:p>SERVIDOR</text:p></draw:text-box></draw:frame><text:span text:style-name="T11"/></text:p>
      <text:p text:style-name="P16"><draw:frame text:anchor-type="paragraph" draw:z-index="5" draw:name="Quadro de texto 2" draw:style-name="gr3" draw:text-style-name="P33" svg:width="4.234cm" svg:height="0.719cm" svg:x="5.722cm" svg:y="0.545cm"><draw:text-box><text:p>← resposta</text:p></draw:text-box></draw:frame><draw:frame text:anchor-type="paragraph" draw:z-index="6" draw:name="Quadro de texto 3" draw:style-name="gr2" draw:text-style-name="P33" svg:width="2.306cm" svg:height="1.361cm" svg:x="2.189cm" svg:y="-0.286cm"><draw:text-box><text:p>CLIENTE</text:p></draw:text-box></draw:frame><text:span text:style-name="T11"/></text:p>
      <text:p text:style-name="P16"><draw:line text:anchor-type="paragraph" draw:z-index="3" draw:name="Linha 2" draw:style-name="gr5" draw:text-style-name="P34" svg:x1="4.909cm" svg:y1="0.218cm" svg:x2="11.088cm" svg:y2="0.125cm"><text:p/></draw:line><text:span text:style-name="T11"/></text:p>
      <text:p text:style-name="P16"><text:span text:style-name="T11"/></text:p>
      <text:p text:style-name="P16"><text:span text:style-name="T11"/></text:p>
      <text:p text:style-name="P32"><text:span text:style-name="T11">Aplicações web são compostas por cliente, servidor e base de dados.</text:span></text:p>
      <text:p text:style-name="P32"><text:span text:style-name="T11">O </text:span><text:span text:style-name="T25">cliente</text:span><text:span text:style-name="T11"> interage com o usuário e sua estrutura é composta por html, onde cada tag é um elemento de página. O CSS </text:span><text:span text:style-name="T12">(Cascading Style Sheets)</text:span><text:span text:style-name="T11"> traz a estilização e o JS as integrações e interações que serão feitas com o usuário.</text:span></text:p>
      <text:p text:style-name="P14"><text:span text:style-name="T15"/></text:p>
      <text:p text:style-name="P17"><text:span text:style-name="T15">O protocolo </text:span><text:span text:style-name="T9">HTTP</text:span><text:span text:style-name="T15"> define uma linguagem para que clientes e servidores sde comuniquem. E todos os dados serão enviados usando o TCP/IP.</text:span></text:p>
      <text:p text:style-name="P17"><text:span text:style-name="T15"/></text:p>
      <text:p text:style-name="P18"><text:span text:style-name="T15">E o </text:span><text:span text:style-name="T9">banco de dados</text:span><text:span text:style-name="T15"> de uma aplicação web é onde estará armazenada a informação.</text:span></text:p>
      <text:p text:style-name="P18"><text:span text:style-name="T15"/></text:p>
      <text:p text:style-name="P19"><text:span text:style-name="T15">Quando o tráfego de requisições é muito grande, o sistema utiliza um </text:span><text:span text:style-name="T9">balanceamento de carga</text:span><text:span text:style-name="T15"> para que não haja prejuíizos de performance. As requisições são enviadas para vários servidores diferentes, priorizando aqueles que estejam com menos tarefas, de formma que possam responder com rapidez às requisições. Dessa forma está-se escalonando a aplicação, </text:span><text:span text:style-name="T16">o tráfego de dados.</text:span></text:p>
      <text:p text:style-name="P20"><text:span text:style-name="T15">Se mesmo assim a carga ainda for muito grande, entram em ação os serviços, que são serviidores que podem interagir com outros servidores, diferentemente dos servidores web, que só podemm iinteragir com os clientes.</text:span></text:p>
      <text:p text:style-name="P20"><text:span text:style-name="T15"/></text:p>
      <text:p text:style-name="P20"><text:span text:style-name="T15">Outra forma de melhorar a performance das aplicações web e não permitir que haja um tempo de resposta muito grande é a utilização de servidores </text:span><text:span text:style-name="T9">proxy</text:span><text:span text:style-name="T15">. É o chamado serviço CDN (Content Delivery Network). Eles são intermediários entre cliente e servidor, espalhhados pelo mundo todo, para que a informação esteja mais perto dos clientes de diversas partes do planeta.</text:span></text:p>
      <text:p text:style-name="P21"><text:span text:style-name="T11">PROTOCOLO HTTP</text:span></text:p>
      <text:p text:style-name="P20"><text:span text:style-name="T15">É </text:span><text:span text:style-name="T17">o mais usado na internet. Também trabalha na transmiissão dde ddados entre cliiente e servidor, assim como o TCP/IP. </text:span></text:p>
      <text:p text:style-name="P22"><text:span text:style-name="T15">O navegador (cliente) pede acesso a um site e o servidor responde com uma permissão de acesso e a página e seus arquivos.</text:span></text:p>
      <text:p text:style-name="P22"><text:span text:style-name="T15">Protocolos nada mais são do que regras de funcionammento da internet.</text:span></text:p>
      <text:p text:style-name="P23"><text:span text:style-name="T15">Cada requisição e resposta trocada entre serviddor e cliente é uma única transação http. As mensagens trocadas são quantiiificaddas em bits e são divididas em dduas partes: </text:span><text:span text:style-name="T9">header</text:span><text:span text:style-name="T15"> e </text:span><text:span text:style-name="T9">body</text:span><text:span text:style-name="T15">.</text:span></text:p>
      <text:p text:style-name="P24"><text:span text:style-name="T15">Por si só, o http não transmite dados, ele precisa do TCP/IP.</text:span></text:p>
      <text:p text:style-name="P24"><text:span text:style-name="T15">HTTPS é uma forma mais segura dde hhttp, pois usa encriptação, usando o SSL (mecanismo dde segurança).</text:span></text:p>
      <text:p text:style-name="P24"><text:span text:style-name="T15"/></text:p>
      <text:p text:style-name="P25"><text:span text:style-name="T11">HTTP header</text:span></text:p>
      <text:p text:style-name="P25"><text:span text:style-name="T15">O header contém metadata (dados sobre dados) que incluem o </text:span><text:span text:style-name="T24">tipo</text:span><text:span text:style-name="T15"> de requisição (verbos </text:span><text:span text:style-name="T9">get, post, put </text:span><text:span text:style-name="T15">e </text:span><text:span text:style-name="T9">delete</text:span><text:span text:style-name="T15">), o caminho url, o endereço IP, entre outros.</text:span></text:p>
      <text:p text:style-name="P25"><text:span text:style-name="T15"/></text:p>
      <text:p text:style-name="P25"><text:span text:style-name="T11">HTTP body</text:span></text:p>
      <text:p text:style-name="P25"><text:span text:style-name="T15">O servidor armazena os metadados mais immportantes para estabelecer uma comunicação com o cliente. O </text:span><text:span text:style-name="T24">body</text:span><text:span text:style-name="T15"> refere-se ao corpo da mensagem que está senddo transmitida. Por exemplo, para a requisição de acessar uma página web, o body contém o html que a </text:span><text:span text:style-name="T18">compõe.</text:span></text:p>
      <text:p text:style-name="P25"><text:span text:style-name="T18"/></text:p>
      <text:p text:style-name="P25"><text:span text:style-name="T18"/></text:p>
      <text:p text:style-name="P26"><text:span text:style-name="T13">MÉ</text:span><text:span text:style-name="T11">TODOS HTTP</text:span><text:span text:style-name="T15"><text:tab/></text:span></text:p>
      <text:p text:style-name="P27"><text:span text:style-name="T15">São os verbos que “dizem” ao servidor o que fazer com os dados no URL. Esses dados identificam recursos específicos. Quando o cliente utiliza o endereço url combinaddo a um verbo http, o servidor saberá qual será a ação necessária para cadda recurso. Os verbos mais communs são:</text:span></text:p>
      <text:p text:style-name="P27"><text:span text:style-name="T15"/></text:p>
      <text:list xml:id="list541787081" text:style-name="L1">
        <text:list-item>
          <text:p text:style-name="P28"><text:span text:style-name="T11">Get</text:span><text:span text:style-name="T15"> → </text:span><text:span text:style-name="T19">Método mais comum, é utilizado para ler informmações encaminhadas pelo servidor para uma url específica. As requisições </text:span><text:span text:style-name="T10">get</text:span><text:span text:style-name="T19"> são apenas para leitura. É uma requisição segura e idempotente (sempre a mesma resposta). </text:span><text:span text:style-name="T21">O código de status pode ser</text:span><text:span text:style-name="T19"> </text:span><text:span text:style-name="T20">200 (ok) ou 404 (não encontraddo).</text:span></text:p>
        </text:list-item>
      </text:list>
      <text:p text:style-name="P29"><text:span text:style-name="T20"/></text:p>
      <text:list xml:id="list115612454991841" text:continue-numbering="true" text:style-name="L1">
        <text:list-item>
          <text:p text:style-name="P30"><text:span text:style-name="T11">Post</text:span><text:span text:style-name="T15"> → é utilizado para criar umm novo recurso, como um formulário de login. O novo recurso será subordinado à aplicação “pai”. </text:span><text:span text:style-name="T21">Não é nem seguro e nem idempotente (mesmo que os dados enviados sejam iguais). O código de status é 201 (criado) e o header trará um link desse novo recurso.</text:span></text:p>
          <text:p text:style-name="P30"><text:span text:style-name="T21"/></text:p>
        </text:list-item>
        <text:list-item>
          <text:p text:style-name="P31"><text:span text:style-name="T11">Put</text:span><text:span text:style-name="T15"> → método utilizado para atualizar o recurso identificado pela url. Também pode criar um novo recurso. Não é seguro, mas é idempotente. O código de status pode ser 200 (ok), se o recurso foi atualizado com sucesso, ou 404 (não encontrado), se o recurso não for encontrado.</text:span></text:p>
          <text:p text:style-name="P31"><text:span text:style-name="T15"/></text:p>
        </text:list-item>
        <text:list-item>
          <text:p text:style-name="P31"><text:span text:style-name="T11">Delete</text:span><text:span text:style-name="T15"> → deleta o recurso identificado pela url. Idempotente, pois apagou, apagou e pronto.</text:span><text:span text:style-name="T22"> Os códigos de status podem ser 200 (ok), se o recurso foi deletado, ou 404 se o recurso não for encotnraddo.</text:span></text:p>
        </text:list-item>
      </text:list>
      <text:p text:style-name="P22"><text:span text:style-name="T15"/></text:p>
      <text:p text:style-name="P10"/>
      <text:p text:style-name="P1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21:40:44.773466515</meta:creation-date>
    <meta:generator>LibreOffice/7.3.5.2$Linux_X86_64 LibreOffice_project/30$Build-2</meta:generator>
    <dc:date>2022-08-22T11:56:11.752961639</dc:date>
    <meta:editing-duration>PT3H29M2S</meta:editing-duration>
    <meta:editing-cycles>22</meta:editing-cycles>
    <meta:document-statistic meta:table-count="0" meta:image-count="0" meta:object-count="0" meta:page-count="8" meta:paragraph-count="53" meta:word-count="1027" meta:character-count="6169" meta:non-whitespace-character-count="5197"/>
  </office:meta>
</office:document-meta>
</file>